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ec70" officeooo:paragraph-rsid="0007ec70"/>
    </style:style>
    <style:style style:name="P2" style:family="paragraph" style:parent-style-name="Standard">
      <style:text-properties officeooo:rsid="0008eb4a" officeooo:paragraph-rsid="0008eb4a"/>
    </style:style>
    <style:style style:name="T1" style:family="text">
      <style:text-properties officeooo:rsid="0009db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IL 1/04/2025</text:p>
      <text:p text:style-name="P1"/>
      <text:p text:style-name="P1">- Thymio : marche avec la dernière version du kit</text:p>
      <text:p text:style-name="P1"/>
      <text:p text:style-name="P1">- point d’accès WIFI proposé par le Thymio est possible</text:p>
      <text:p text:style-name="P1"/>
      <text:p text:style-name="P2">ssid du wifi UCIA-blabla où blabla dépend de l’adresse Mac</text:p>
      <text:p text:style-name="P2"/>
      <text:p text:style-name="P2">- <text:span text:style-name="T1">couleur HSV</text:span></text:p>
      <text:p text:style-name="P2"/>
      <text:p text:style-name="P2">- <text:span text:style-name="T1">boite englobante virage sur piste N&amp;B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AR PL UMing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AR PL UMing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4:54:46.066545258</meta:creation-date>
    <dc:date>2025-04-01T16:03:40.264011341</dc:date>
    <meta:editing-duration>PT21S</meta:editing-duration>
    <meta:editing-cycles>1</meta:editing-cycles>
    <meta:document-statistic meta:table-count="0" meta:image-count="0" meta:object-count="0" meta:page-count="1" meta:paragraph-count="6" meta:word-count="42" meta:character-count="229" meta:non-whitespace-character-count="193"/>
    <meta:generator>LibreOffice/24.2.7.2$Linux_X86_64 LibreOffice_project/420$Build-2</meta:generator>
  </office:meta>
</office:document-meta>
</file>